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ShanHeiSun Uni" svg:font-family="'AR PL ShanHeiSun Un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2"/>
    <style:style style:name="P2" style:family="paragraph" style:parent-style-name="Text_20_body" style:list-style-name="L2"/>
    <style:style style:name="P3" style:family="paragraph" style:parent-style-name="Text_20_body" style:list-style-name="L2"/>
    <style:style style:name="P4" style:family="paragraph" style:parent-style-name="Text_20_body" style:list-style-name="L2"/>
    <style:style style:name="P5" style:family="paragraph" style:parent-style-name="Text_20_body" style:list-style-name="L2"/>
    <style:style style:name="P6" style:family="paragraph" style:parent-style-name="Text_20_body" style:list-style-name="L2"/>
    <style:style style:name="P7" style:family="paragraph" style:parent-style-name="Text_20_body" style:list-style-name="L2"/>
    <style:style style:name="P8" style:family="paragraph" style:parent-style-name="Text_20_body" style:list-style-name="L2"/>
    <style:style style:name="P9" style:family="paragraph" style:parent-style-name="Text_20_body" style:list-style-name="L2"/>
    <style:style style:name="P10" style:family="paragraph" style:parent-style-name="Text_20_body" style:list-style-name="L3"/>
    <style:style style:name="P11" style:family="paragraph" style:parent-style-name="Text_20_body" style:list-style-name="L3"/>
    <style:style style:name="P12" style:family="paragraph" style:parent-style-name="Text_20_body" style:list-style-name="L3"/>
    <style:style style:name="P13" style:family="paragraph" style:parent-style-name="Text_20_body" style:list-style-name="L4"/>
    <style:style style:name="P14" style:family="paragraph" style:parent-style-name="Text_20_body" style:list-style-name="L4"/>
    <style:style style:name="P15" style:family="paragraph" style:parent-style-name="Text_20_body" style:list-style-name="L4"/>
    <style:style style:name="P16" style:family="paragraph" style:parent-style-name="Text_20_body" style:list-style-name="L5"/>
    <style:style style:name="P17" style:family="paragraph" style:parent-style-name="Text_20_body" style:list-style-name="L6"/>
    <style:style style:name="P18" style:family="paragraph" style:parent-style-name="Text_20_body" style:list-style-name="L6"/>
    <style:style style:name="P19" style:family="paragraph" style:parent-style-name="Text_20_body" style:list-style-name="L6"/>
    <style:style style:name="P20" style:family="paragraph" style:parent-style-name="Text_20_body" style:list-style-name="L6"/>
    <style:style style:name="P21" style:family="paragraph" style:parent-style-name="Text_20_body" style:list-style-name="L1"/>
    <style:style style:name="P22" style:family="paragraph" style:parent-style-name="Text_20_body" style:list-style-name="L1"/>
    <style:style style:name="P23" style:family="paragraph" style:parent-style-name="Text_20_body" style:list-style-name="L1"/>
    <style:style style:name="P24" style:family="paragraph" style:parent-style-name="Text_20_body" style:list-style-name="L1"/>
    <style:style style:name="P25" style:family="paragraph" style:parent-style-name="Text_20_body" style:list-style-name="L1"/>
    <style:style style:name="P26" style:family="paragraph" style:parent-style-name="Text_20_body" style:list-style-name="L1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style:num-suffix="." text:bullet-char="●">
        <style:list-level-properties text:space-before="-0.211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289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89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289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789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289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2.789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289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3.789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289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24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42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242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7425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2.24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742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242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7425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24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742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Приложение MDD и AOP к разработке ПО, связанного с формальными грамматиками</text:h>
      <text:p text:style-name="Text_20_body">Современные средства разработки грамматик и связанных с ними приложений не удовлетворяют принципам инженерии ПО: различные аспекты системы смешиваются, нарушается модульность и разграничение уровней абстракции. В настоящей работе представлена концепция средства разработки, призванного решить эти проблемы, используя принципы модельно-ориентированной разработки и аспектно-ориентированного программирования.</text:p>
      <text:h text:style-name="Heading_20_2" text:outline-level="2">Введение</text:h>
      <text:h text:style-name="Heading_20_3" text:outline-level="3">Актуальность проблемы</text:h>
      <text:p text:style-name="Text_20_body"/>
      <text:p text:style-name="Text_20_body">Общие требования, предъявляемые в ООП: модульность, расширяемость, повторное использование, читаемость, разделение уровней абстракции.</text:p>
      <text:p text:style-name="Text_20_body">А с грамматиками все не так.</text:p>
      <text:p text:style-name="Text_20_body">Сослаться на Клинта</text:p>
      <text:list text:style-name="L1">
        <text:list-item>
          <text:p text:style-name="P21">Смешение аспектов</text:p>
        </text:list-item>
        <text:list-item>
          <text:p text:style-name="P21">Плохая читаемость</text:p>
        </text:list-item>
        <text:list-item>
          <text:p text:style-name="P21">Отсутствие модульности</text:p>
        </text:list-item>
        <text:list-item>
          <text:p text:style-name="P21">Затруднено повторное использование</text:p>
        </text:list-item>
        <text:list-item>
          <text:p text:style-name="P21">Отсутствует разделение уровней абстракции</text:p>
        </text:list-item>
        <text:list-item>
          <text:p text:style-name="P21">Ранний выбор технологии</text:p>
        </text:list-item>
      </text:list>
      <text:h text:style-name="Heading_20_3" text:outline-level="3"/>
      <text:p text:style-name="Text_20_body">Разрабатывая программные (и не только программные) системы, необходимо следовать определенным правилам, чтобы совладать со сложностью, присущей решаемой задаче []. Эти правила вырабатывались поколениями разработчиков, и ныне они являются основой современного программирования. Речь идет о поддержании на должном уровне так называемых <text:span text:style-name="T1">факторов внутреннего качества</text:span><text:span text:style-name="T2"> [Meyer], то есть тех свойств системы, которые, будучи не видны для конечного пользователя, в значительной мере обеспечивают уровень качества </text:span><text:span text:style-name="T1">внешнего</text:span><text:span text:style-name="T2">, то есть заметного простому потребителю: корректность, стабильность, удобство в использовании и т.д.. К факторам внутреннего качества относят, в числе прочих, и следующие показатели:</text:span></text:p>
      <text:list text:style-name="L6">
        <text:list-item>
          <text:p text:style-name="P17"><text:span text:style-name="T2">понятность программного кода,</text:span></text:p>
        </text:list-item>
        <text:list-item>
          <text:p text:style-name="P17"><text:span text:style-name="T2">модульность и повторное использование модулей,</text:span></text:p>
        </text:list-item>
        <text:list-item>
          <text:p text:style-name="P17"><text:span text:style-name="T2">разделение уровней абстракции (слоев) в системе,</text:span></text:p>
        </text:list-item>
        <text:list-item>
          <text:p text:style-name="P17"><text:span text:style-name="T2">расширяемость.</text:span></text:p>
        </text:list-item>
      </text:list>
      <text:p text:style-name="Text_20_body"><text:span text:style-name="T2">В настоящей работе мы обратимся к тем программным системам, которые так или иначе сильно зависят от некоторых формальных языков и их грамматик (в работе [Klint] для таких систем вводится довольно удачное на наш взгляд название </text:span><text:span text:style-name="T1">grammarware</text:span><text:span text:style-name="T2">). К этому классу программных систем относятся, например, компиляторы, интерпретаторы, средства </text:span><text:soft-page-break/><text:span text:style-name="T2">статического анализа программного кода, генераторы кода, средства трансформации программ и другие инструменты, используемые для работы с программным кодом. Кроме того, многие приложения используют собственные «малые» языки для файлов конфигурации (в последнее время для этой цели используют XML, грамматикой для которого являются XSD или DTD-определения). В последние годы стали популярны модельно-ориентированные подходы [], а с ними и предметно-ориентированные языки (с текстовым или графическим синтаксисом), ставшие инструментами уже не только для программистов, но и для конечных пользователей []. </text:span></text:p>
      <text:p text:style-name="Text_20_body"><text:span text:style-name="T2">Все это многообразие приложений страдает от одной серьезной проблемы: внутреннее качество оставляет желать много лучшего в той части, где речь идет о грамматиках и связанных с ними артефактах разработки. Хорошо развитые в других областях программирования подходы и инструменты, обеспечивающие поддержание на должном уровне факторов внутреннего качества системы, попросту не применяются для grammarware [Klint]. Написанные вручную или с использованием генераторов синтаксические анализаторы и другие средства обработки языков как правило монолитны (разбиение на модули редко заходит дальше разделения лексического и синтаксического анализа), то есть происходит смещение различных аспектов системы (и уровней абстракции). Как следствие такие программы трудно читать, поддерживать и развивать, а использовать такой код повторно почти невозможно.</text:span></text:p>
      <text:p text:style-name="Text_20_body"><text:span text:style-name="T2">В числе основных причин этого явления называют недостаточное понимание проблемы разработчиками и спад интереса к теории формальных грамматик [Klint] , а также сложности, возникающие при переносе концепций (таких как, например, наследование и полиморфизм) на грамматики [ANTLR]. </text:span></text:p>
      <text:p text:style-name="Text_20_body"><text:span text:style-name="T2">Справедливости ради стоит отметить, что в современных средствах автоматизации разработки grammarware предпринимаются попытки решить означенные проблемы. Так генератор синтаксических анализаторов SableCC разделяет определение грамматики и семантические действия, используя схему трансляции [], система ANTLR предоставляет возможность повторного использования ряда артефактов за счет наследования грамматик и анализаторов деревьев (Tree Parsers) []. Кроме того, существуют системы, строящие на выходе готовые приложения (xText [], TCS []), полностью генерируемые, а потому не подлежащие ни чтению, ни расширению вручную. </text:span></text:p>
      <text:p text:style-name="Text_20_body"><text:span text:style-name="T2">Однако этих достижений недостаточно: традиционные генераторы, как бы гибки они ни были, решают низкоуровневую задачу построения синтаксического анализатора по грамматике определенного класса, что существенно ограничивает возможности разработчика в смысле разделения системы на модули и слои, а системам, строящим готовые приложения, не хватает гибкости — они используются в основном для прототипирования.</text:span></text:p>
      <text:p text:style-name="Text_20_body"><text:span text:style-name="T2">Существуют и средства, основанные на формальном подходе к определению языков (речь как правило идет о формальном определении семантики, но общая «научность» подхода распростаняется и на синтаксис). Такие системы [ASF+SDF, Maude, ...] более пригодны для построения универсальных инструментов проектирования, но они создаются учеными-теоретиками преимущественно в исследовательских целях и поэтому (по крайней мере пока) не вполне пригодны для использования в индустрии.</text:span></text:p>
      <text:h text:style-name="Heading_20_3" text:outline-level="3">Что мы предлагаем</text:h>
      <text:p text:style-name="Text_20_body"><text:span text:style-name="T2">В настоящей работе мы представляем концепцию инструментальной платформы, которая призвана обеспечить разработчиков grammarware аппаратом, позволяющим поддерживать внутреннее качество их продуктов на должном уровне. Мы стремимся обеспечить удобство разделения различных аспектов системы и различных уровней абстракции, а также обеспечить возможность эволюционных изменений как разрабатываемой системы в целом, </text:span><text:soft-page-break/><text:span text:style-name="T2">так и отдельных модулей.</text:span></text:p>
      <text:p text:style-name="Text_20_body"><text:span text:style-name="T2">Предлагаемый подход основан современных концепциях разработки ПО: MDD (Model Driven Development []) и аспектно-ориентированном программировании.</text:span></text:p>
      <text:p text:style-name="Text_20_body"><text:span text:style-name="T2"/></text:p>
      <text:h text:style-name="Heading_20_2" text:outline-level="2">Определение грамматики</text:h>
      <text:p text:style-name="Text_20_body">Грамматика – модель</text:p>
      <text:p text:style-name="Text_20_body">Нетерминал -&gt; ENBF-определение</text:p>
      <text:p text:style-name="Text_20_body">Каждому вхождению символа может быть сопоставлен набор атрибутов (метаданные)</text:p>
      <text:p text:style-name="Text_20_body">Теор. каждому терму (один символ или что-то в скобках) может быть сопоставлен набор метаданных</text:p>
      <text:p text:style-name="Text_20_body">Метаданные плоские: атрибут=значение или просто атрибут, выделена форма значение:символ для атрибута name</text:p>
      <text:h text:style-name="Heading_20_2" text:outline-level="2">Язык запросов</text:h>
      <text:p text:style-name="Text_20_body"><text:tab/>Запрос выдает набор объектов, удовлетворяющий данным условиям</text:p>
      <text:p text:style-name="Text_20_body">Простые фильтры</text:p>
      <text:list text:style-name="L2">
        <text:list-item>
          <text:p text:style-name="P1">фильтр по имени</text:p>
        </text:list-item>
        <text:list-item>
          <text:p text:style-name="P1">по типу (терминал, нетерминал, символ</text:p>
        </text:list-item>
        <text:list-item>
          <text:p text:style-name="P1">по последовательности вхождений (рег. выражение)</text:p>
        </text:list-item>
        <text:list-item>
          <text:p text:style-name="P1">именование конструкций: создание переменных для дальнейшего использования</text:p>
        </text:list-item>
      </text:list>
      <text:p text:style-name="Text_20_body">Метаданные (может, следует вынести в раздел про метаданные)</text:p>
      <text:list text:style-name="L2">
        <text:list-item text:start-value="1">
          <text:p text:style-name="P1">по метаданным (на совпадение)</text:p>
        </text:list-item>
      </text:list>
      <text:p text:style-name="Text_20_body">Альтернативы</text:p>
      <text:list text:style-name="L2">
        <text:list-item text:start-value="1">
          <text:p text:style-name="P1">Проблема: есть альтернативы в правилах, причем не всегда это альтернативы верхнего уровня. Значит: надо сделать альтернативы верхнего уровня (в запросах) отличающимися от вложенных альтернатив, есть оператор {*}, который позволяет выбрать все альтернативы (и вообще, операторы в {} работают на альтернативах, игнорируя порядок.</text:p>
        </text:list-item>
      </text:list>
      <text:p text:style-name="Text_20_body">Операции с выбранными множествами</text:p>
      <text:list text:style-name="L2">
        <text:list-item text:start-value="1">
          <text:p text:style-name="P1">Можно объединять, пересекать и вычитать множества</text:p>
        </text:list-item>
        <text:list-item>
          <text:p text:style-name="P1">Можно делать несколько запросов, а потом обрабатывать их результаты в одной акции</text:p>
        </text:list-item>
        <text:list-item>
          <text:p text:style-name="P1">Это должно быть в языке запросов, чтобы не встраивать в каждый язык преобразований по-своему.</text:p>
        </text:list-item>
      </text:list>
      <text:h text:style-name="Heading_20_2" text:outline-level="2">Преобразования</text:h>
      <text:p text:style-name="Text_20_body"><text:tab/>Преобразования обрабатывают результаты запросов, создавая полезные артефакты</text:p>
      <text:p text:style-name="Text_20_body">Сообщения об ошибках</text:p>
      <text:list text:style-name="L3">
        <text:list-item>
          <text:p text:style-name="P10">На пустоту</text:p>
        </text:list-item>
        <text:list-item>
          <text:p text:style-name="P10">На непустоту</text:p>
        </text:list-item>
        <text:list-item>
          <text:p text:style-name="P10"><text:soft-page-break/>Возможно, это нужно встроить в метаязык, объединяющий запросы и трансформации, поскольку работать это должно везде.</text:p>
        </text:list-item>
      </text:list>
      <text:p text:style-name="Text_20_body">Генерация новой грамматики</text:p>
      <text:list text:style-name="L4">
        <text:list-item>
          <text:p text:style-name="P13">пространство объектов с первичными ключами</text:p>
        </text:list-item>
        <text:list-item>
          <text:p text:style-name="P13">операторы rule ... -&gt; и rule ... |&gt; для определения правила и добавления альтернативы</text:p>
        </text:list-item>
        <text:list-item>
          <text:p text:style-name="P13">Возможность копирования части старой грамматики (аналогия с XSLT)</text:p>
        </text:list-item>
      </text:list>
      <text:p text:style-name="Text_20_body">Генерация модели</text:p>
      <text:p text:style-name="Text_20_body"><text:tab/>Подробно не расписывать</text:p>
      <text:p text:style-name="Text_20_body">Генерация кода</text:p>
      <text:list text:style-name="L5">
        <text:list-item>
          <text:p text:style-name="P16">С возможностью сообщать об ошибках</text:p>
        </text:list-item>
      </text:list>
      <text:h text:style-name="Heading_20_2" text:outline-level="2">Метаданные</text:h>
      <text:p text:style-name="Text_20_body">Метаданные в запросах: выборка по совпадению</text:p>
      <text:p text:style-name="Text_20_body">Метаданные в трансформациях: поля</text:p>
      <text:p text:style-name="Text_20_body">Типы в метаданных</text:p>
      <text:h text:style-name="Heading_20_2" text:outline-level="2">Использование предложенного подхода для разработки анализатора выражений</text:h>
      <text:p text:style-name="Text_20_body">Грамматика</text:p>
      <text:p text:style-name="Text_20_body">Expression -&gt; '('Expression')' | num | Expression Operation Expression</text:p>
      <text:p text:style-name="Text_20_body">Operation -&gt; '+' | '*' | '-' | '/' | '^'</text:p>
      <text:p text:style-name="Text_20_body">Метаданные: приоритеты и имена операций</text:p>
      <text:p text:style-name="Text_20_body">PLUS = {name = 'Plus'; assoc=left; arg='Plus'}</text:p>
      <text:p text:style-name="Text_20_body">MULT = {name = 'Mult'; assoc=left; super='Plus'; arg='Pow'}</text:p>
      <text:p text:style-name="Text_20_body">POW = {name = 'Pow'; assoc=right; super='Mult'}</text:p>
      <text:p text:style-name="Text_20_body">'+', '-' : PLUS</text:p>
      <text:p text:style-name="Text_20_body">'*', '/' : MULT</text:p>
      <text:p text:style-name="Text_20_body">'^' : POW</text:p>
      <text:p text:style-name="Text_20_body">Преобразование в однозначную грамматику с учетом ассоциативности </text:p>
      <text:p text:style-name="Text_20_body">Factor -&gt; '('Expression')' | num</text:p>
      <text:p text:style-name="Text_20_body">Pow -&gt; Factor | Factor PowOp Pow</text:p>
      <text:p text:style-name="Text_20_body">Mult -&gt; Pow | Mult MultOp Pow</text:p>
      <text:p text:style-name="Text_20_body">Plus -&gt; Mult | Plus PlusOp Mult</text:p>
      <text:p text:style-name="Text_20_body">Expression -&gt; Plus</text:p>
      <text:p text:style-name="Text_20_body"/>
      <text:p text:style-name="Text_20_body">map [Expression -&gt; factors:{*} || Expression Op Expression] {</text:p>
      <text:p text:style-name="Text_20_body"><text:tab/>rule Factor -&gt; factors;</text:p>
      <text:p text:style-name="Text_20_body">}</text:p>
      <text:p text:style-name="Text_20_body"><text:soft-page-break/>map [op:#symbol{name}] {</text:p>
      <text:p text:style-name="Text_20_body"><text:tab/>rule Op[op.name + 'Op']{pri=op.pri} |&gt; op;</text:p>
      <text:p text:style-name="Text_20_body"><text:tab/>rule Super[op.super || 'Expression'] -&gt; Operation[op.name];</text:p>
      <text:p text:style-name="Text_20_body">}</text:p>
      <text:p text:style-name="Text_20_body">map [op:#symbol{assoc=left}] {</text:p>
      <text:p text:style-name="Text_20_body"><text:tab/>rule Operation[op.name] -&gt; Arg[op.arg || 'Factor'] | Operation Op[op.name + 'Op'] Arg;</text:p>
      <text:p text:style-name="Text_20_body">} </text:p>
      <text:p text:style-name="Text_20_body">map [op:#symbol{assoc=right}] {</text:p>
      <text:p text:style-name="Text_20_body"><text:tab/>rule Operation[op.name] -&gt; Arg[op.arg || 'Factor'] | Arg Op[op.name + 'Op'] Operation;</text:p>
      <text:p text:style-name="Text_20_body">}</text:p>
      <text:p text:style-name="Text_20_body"/>
      <text:p text:style-name="Text_20_body">Можно было сразу избавиться от левой рекурсии</text:p>
      <text:p text:style-name="Text_20_body">map [op:#symbol{assoc=left}] {</text:p>
      <text:p text:style-name="Text_20_body"><text:tab/>rule Rest[op.name + 'Rest'] -&gt; Op[op.name + 'Op'] Arg[op.arg] Rest | \eps ;</text:p>
      <text:p text:style-name="Text_20_body"><text:tab/>rule Operation[op.name] -&gt; Arg Rest;</text:p>
      <text:p text:style-name="Text_20_body"><text:tab/>rule Super[op.super] -&gt; Operation;</text:p>
      <text:p text:style-name="Text_20_body">} </text:p>
      <text:p text:style-name="Text_20_body"/>
      <text:p text:style-name="Text_20_body">Но мы создадим переиспользуемый метод:</text:p>
      <text:p text:style-name="Text_20_body">map [N:#nonterm -&gt; N a:* || b:{^N *}] {</text:p>
      <text:p text:style-name="Text_20_body"><text:tab/>rule R[N.name + 'Rest'] -&gt; a R | \eps;</text:p>
      <text:p text:style-name="Text_20_body"><text:tab/>rule N -&gt; b R;</text:p>
      <text:p text:style-name="Text_20_body">}</text:p>
      <text:p text:style-name="Text_20_body"/>
      <text:p text:style-name="Text_20_body"/>
      <text:p text:style-name="Text_20_body"/>
      <text:p text:style-name="Text_20_body">Метаданные: типы</text:p>
      <text:p text:style-name="Text_20_body">num : int</text:p>
      <text:p text:style-name="Text_20_body">Извлечение дерева выражения</text:p>
      <text:p text:style-name="Text_20_body">map [1] {</text:p>
      <text:p text:style-name="Text_20_body"><text:tab/>Expression = new EClass {</text:p>
      <text:p text:style-name="Text_20_body"><text:tab/><text:tab/>abstract = true; </text:p>
      <text:p text:style-name="Text_20_body"><text:tab/><text:tab/>name = 'Expression'; </text:p>
      <text:p text:style-name="Text_20_body"><text:tab/>};</text:p>
      <text:p text:style-name="Text_20_body"><text:tab/>BinaryExpr = new EClass {</text:p>
      <text:p text:style-name="Text_20_body"><text:tab/><text:tab/>abstract = true;</text:p>
      <text:p text:style-name="Text_20_body"><text:tab/><text:tab/>name = 'BinaryExpr';</text:p>
      <text:p text:style-name="Text_20_body"><text:soft-page-break/><text:tab/><text:tab/>super += Expression;</text:p>
      <text:p text:style-name="Text_20_body"><text:tab/><text:tab/>structuralFeatures += new EReference {</text:p>
      <text:p text:style-name="Text_20_body"><text:tab/><text:tab/><text:tab/>name = 'left';</text:p>
      <text:p text:style-name="Text_20_body"><text:tab/><text:tab/><text:tab/>type = Expression;</text:p>
      <text:p text:style-name="Text_20_body"><text:tab/><text:tab/>}</text:p>
      <text:p text:style-name="Text_20_body"><text:tab/><text:tab/>structuralFeatures += new EReference {</text:p>
      <text:p text:style-name="Text_20_body"><text:tab/><text:tab/><text:tab/>name = 'right';</text:p>
      <text:p text:style-name="Text_20_body"><text:tab/><text:tab/><text:tab/>type = Expression;</text:p>
      <text:p text:style-name="Text_20_body"><text:tab/><text:tab/>}</text:p>
      <text:p text:style-name="Text_20_body"><text:tab/>}</text:p>
      <text:p text:style-name="Text_20_body"><text:tab/>Num = new EClass {</text:p>
      <text:p text:style-name="Text_20_body"><text:tab/><text:tab/>name = 'Num';</text:p>
      <text:p text:style-name="Text_20_body"><text:tab/><text:tab/>super += Expression;</text:p>
      <text:p text:style-name="Text_20_body"><text:tab/><text:tab/>attributes += new EAttriute {</text:p>
      <text:p text:style-name="Text_20_body"><text:tab/><text:tab/><text:tab/>name = 'value';</text:p>
      <text:p text:style-name="Text_20_body"><text:tab/><text:tab/><text:tab/>type = int;</text:p>
      <text:p text:style-name="Text_20_body"><text:tab/><text:tab/>}</text:p>
      <text:p text:style-name="Text_20_body"><text:tab/>}</text:p>
      <text:p text:style-name="Text_20_body">}</text:p>
      <text:p text:style-name="Text_20_body">map [Operation -&gt; op:#term] {</text:p>
      <text:p text:style-name="Text_20_body"><text:tab/>Op = new EClass {</text:p>
      <text:p text:style-name="Text_20_body"><text:tab/><text:tab/>name = op.name;</text:p>
      <text:p text:style-name="Text_20_body"><text:tab/><text:tab/>super += BinaryExpr[name];</text:p>
      <text:p text:style-name="Text_20_body"><text:tab/>}</text:p>
      <text:p text:style-name="Text_20_body">}</text:p>
      <text:p text:style-name="Text_20_body">Генерация кода</text:p>
      <text:p text:style-name="Text_20_body"><text:tab/>ANTLR: построение дерева выражения</text:p>
      <text:p text:style-name="Standard">powOp</text:p>
      <text:p text:style-name="Standard"><text:tab/>: '^'</text:p>
      <text:p text:style-name="Standard">{</text:p>
      <text:p text:style-name="Standard"><text:tab/>return ExpressionFactory.eINSTANCE.createPow();</text:p>
      <text:p text:style-name="Standard">}</text:p>
      <text:p text:style-name="Text_20_body">pow </text:p>
      <text:p text:style-name="Text_20_body"><text:tab/>: factor </text:p>
      <text:p text:style-name="Text_20_body">{</text:p>
      <text:p text:style-name="Text_20_body"><text:tab/>return factor;</text:p>
      <text:p text:style-name="Text_20_body">}</text:p>
      <text:p text:style-name="Text_20_body"><text:tab/>| factor powOp pow</text:p>
      <text:p text:style-name="Text_20_body"><text:soft-page-break/>{</text:p>
      <text:p text:style-name="Text_20_body"><text:tab/>BinaryExpr r = powOp;</text:p>
      <text:p text:style-name="Text_20_body"><text:tab/>r.setLeft(factor);</text:p>
      <text:p text:style-name="Text_20_body"><text:tab/>r.setRight(pow);</text:p>
      <text:p text:style-name="Text_20_body"><text:tab/>return r;</text:p>
      <text:p text:style-name="Text_20_body">}</text:p>
      <text:p text:style-name="Text_20_body">Mult -&gt; Pow | Mult MultOp Pow</text:p>
      <text:p text:style-name="Text_20_body">Plus -&gt; Mult | Plus PlusOp Mult</text:p>
      <text:p text:style-name="Text_20_body">expression : plus</text:p>
      <text:p text:style-name="Text_20_body">{</text:p>
      <text:p text:style-name="Text_20_body"><text:tab/>return plus;</text:p>
      <text:p text:style-name="Text_20_body">}</text:p>
      <text:p text:style-name="Text_20_body"/>
      <text:p text:style-name="Text_20_body">map [* -&gt; sym:#symbol] &lt;&lt;</text:p>
      <text:p text:style-name="Text_20_body"><text:tab/>return &lt;sym.name&gt;;</text:p>
      <text:p text:style-name="Text_20_body">&gt;&gt;</text:p>
      <text:p text:style-name="Text_20_body">map [Operation -&gt; op:#term] &lt;&lt;</text:p>
      <text:p text:style-name="Text_20_body"><text:tab/>return &lt;op.factoryName&gt;.eINSTANCE.&lt;op.factoryMethodName&gt;();</text:p>
      <text:p text:style-name="Text_20_body">&gt;&gt;</text:p>
      <text:p text:style-name="Text_20_body">map [*{operation} -&gt; left:#symbol op:#symbol right:#symbol] &lt;&lt;</text:p>
      <text:p text:style-name="Text_20_body"><text:tab/>BinaryExpr result = &lt;op.name&gt;;</text:p>
      <text:p text:style-name="Text_20_body"><text:tab/>op.setLeft(&lt;left.name&gt;);</text:p>
      <text:p text:style-name="Text_20_body"><text:tab/>op.setRight(&lt;right.name&gt;);</text:p>
      <text:p text:style-name="Text_20_body"><text:tab/>return result;</text:p>
      <text:p text:style-name="Text_20_body">&gt;&gt;</text:p>
      <text:p text:style-name="Text_20_body"/>
      <text:p text:style-name="Text_20_body">Эволюция грамматики</text:p>
      <text:p text:style-name="Text_20_body">Добавили Operation -&gt; ...| '=' </text:p>
      <text:p text:style-name="Text_20_body">'=', '&lt;', '&gt;' : {name='Rel', assoc=left, arg='Plus'}</text:p>
      <text:p text:style-name="Text_20_body">PLUS {super='Rel'}</text:p>
      <text:p text:style-name="Text_20_body">И больше ничего менять не надо!!! УРА!!!</text:p>
      <text:h text:style-name="Heading_20_2" text:outline-level="2">Заключение</text:h>
      <text:p text:style-name="Text_20_body">О чем не было сказано</text:p>
      <text:p text:style-name="Text_20_body"><text:tab/>средства анализа грамматики, основанные на переписывающей логике (для выражения поиска неявной левой рекурсии)</text:p>
      <text:h text:style-name="Heading_20_2" text:outline-level="2"><text:soft-page-break/>Литература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ShanHeiSun Uni" svg:font-family="'AR PL ShanHeiSun Un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 PL ShanHeiSun Uni" style:font-size-asian="14pt" style:font-name-complex="Tahoma" style:font-size-complex="14pt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Andrey Breslav</meta:initial-creator>
    <meta:creation-date>2008-02-06T23:25:32</meta:creation-date>
    <dc:creator>Andrey Breslav</dc:creator>
    <dc:date>2008-02-25T00:06:18</dc:date>
    <meta:editing-cycles>140</meta:editing-cycles>
    <meta:editing-duration>P1DT23H3M1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8" meta:paragraph-count="189" meta:word-count="1314" meta:character-count="10749"/>
  </office:meta>
</office:document-meta>
</file>